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35in"/>
    </style:style>
    <style:style style:name="co2" style:family="table-column">
      <style:table-column-properties fo:break-before="auto" style:column-width="7.60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fo:background-color="#b0b3b2" fo:border-left="0.0008in solid #000000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Arial" fo:font-size="11pt" fo:language="de" fo:country="CH" style:font-size-asian="11pt" style:font-size-complex="11pt"/>
    </style:style>
    <style:style style:name="ce5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1pt" fo:language="de" fo:country="CH" style:font-size-asian="11pt" style:font-size-complex="11pt"/>
    </style:style>
    <style:style style:name="ce7" style:family="table-cell" style:parent-style-name="Default">
      <style:table-cell-properties fo:border-bottom="0.0008in solid #000000" fo:background-color="#b0b3b2" fo:border-left="none" fo:border-right="0.0008in solid #000000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Arial" fo:font-size="11pt" fo:language="de" fo:country="CH" style:font-size-asian="11pt" style:font-size-complex="11pt"/>
    </style:style>
    <style:style style:name="ce1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0b3b2"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138in solid #000000" fo:border-left="0.0138in solid #bfbfbf" fo:border-right="0.0138in solid #000000" fo:border-top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language="de" fo:country="DE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Ausdruck</text:p>
          </table:table-cell>
          <table:table-cell table:style-name="ce7" office:value-type="string">
            <text:p>Bezeichnung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3" office:value-type="string">
            <text:p>Benzinlieferant</text:p>
          </table:table-cell>
          <table:table-cell table:style-name="ce8" office:value-type="string">
            <text:p>Lieferant von <text:span text:style-name="T1">Treibstoff</text:span> für die Tankstell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Anlagen System</text:p>
          </table:table-cell>
          <table:table-cell table:style-name="ce9" office:value-type="string">
            <text:p>EDV System für die Gebäudeverwaltung, Maschinen oder Fuhrpark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ackup Server</text:p>
          </table:table-cell>
          <table:table-cell table:style-name="ce9" office:value-type="string">
            <text:p>Server welcher die Backups verwalt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Badge</text:p>
          </table:table-cell>
          <table:table-cell table:style-name="ce8" office:value-type="string">
            <text:p>Karte des Angestellten welche für das Tanken verwende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ar</text:p>
          </table:table-cell>
          <table:table-cell table:style-name="ce9" office:value-type="string">
            <text:p>Bezahlung mittels Geldschein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argeld Fach</text:p>
          </table:table-cell>
          <table:table-cell table:style-name="ce9" office:value-type="string">
            <text:p>Fach im Bedienterminal wo die Geldscheine gelagert werd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Bedienterminal</text:p>
          </table:table-cell>
          <table:table-cell table:style-name="ce8" office:value-type="string">
            <text:p>Terminal wo die Karten eingelesen, die Optionen gewählt <text:s/>und bezahl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IBU</text:p>
          </table:table-cell>
          <table:table-cell table:style-name="ce10" office:value-type="string">
            <text:p>Finanz Buchhaltung, hat auch ein Büro, wo Bargeld abgerechne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Rechnungswesen</text:p>
          </table:table-cell>
          <table:table-cell table:style-name="ce8" office:value-type="string">
            <text:p>EDV System für die Buchhaltung und Rechnungswes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Debit/Credit</text:p>
          </table:table-cell>
          <table:table-cell table:style-name="ce9" office:value-type="string">
            <text:p>Bezahlung mittels Maestro Debit oder VISA, Master Karte oder Änliche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Durchlaufzeit</text:p>
          </table:table-cell>
          <table:table-cell table:style-name="ce10" office:value-type="string">
            <text:p>Dauer welche ein Tankvorgang vom heranfahren bis zum wegfahren beinhalt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office:value-type="string">
            <text:p>Externe EDV</text:p>
          </table:table-cell>
          <table:table-cell office:value-type="string">
            <text:p>Externe EDV System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nummer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irmenfahrzeu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Fkd</text:p>
          </table:table-cell>
          <table:table-cell table:style-name="ce9" office:value-type="string">
            <text:p>Fach Klassen Diagramm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Fkd</text:p>
          </table:table-cell>
          <table:table-cell table:style-name="ce9" office:value-type="string">
            <text:p>Kontext Diagramm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FR</text:p>
          </table:table-cell>
          <table:table-cell table:style-name="ce9" office:value-type="string">
            <text:p>Functional Requiremen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Freitage</text:p>
          </table:table-cell>
          <table:table-cell table:style-name="ce10" office:value-type="string">
            <text:p>Samstag und Sonntag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Gehaltsabrechnun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Hauptsitz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Kostenstelle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Kunde</text:p>
          </table:table-cell>
          <table:table-cell table:style-name="ce8" office:value-type="string">
            <text:p>Person die Tankt. Dies Kann ein Mittarbeiter, Angehöriger oder Externe Person sei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Mailserver</text:p>
          </table:table-cell>
          <table:table-cell table:style-name="ce9" office:value-type="string">
            <text:p>Server welcher die E-Mails versend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Minimalbestand</text:p>
          </table:table-cell>
          <table:table-cell table:style-name="ce10" office:value-type="string">
            <text:p>Menge an Teibstoff unter bei deren unterschreiten nachbestellt werden mus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Mittarbeiter Badge</text:p>
          </table:table-cell>
          <table:table-cell table:style-name="ce8" office:value-type="string">
            <text:p>Personal Karte des Mittarbeiter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Nachschub</text:p>
          </table:table-cell>
          <table:table-cell table:style-name="ce8" office:value-type="string">
            <text:p>Treibstoff welches geliefert wird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NFR</text:p>
          </table:table-cell>
          <table:table-cell table:style-name="ce9" office:value-type="string">
            <text:p>Non Functional Requiremen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Personal Nr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Personal System</text:p>
          </table:table-cell>
          <table:table-cell table:style-name="ce8" office:value-type="string">
            <text:p>EDV System für die Personal Bereich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ersonalabteilung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5" office:value-type="string">
            <text:p>Quittung</text:p>
          </table:table-cell>
          <table:table-cell table:style-name="ce8" office:value-type="string">
            <text:p>Papier oder E-Mail Bele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th</text:p>
          </table:table-cell>
          <table:table-cell table:style-name="ce9" office:value-type="string">
            <text:p>Stakeholder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geskasse </text:p>
          </table:table-cell>
          <table:table-cell table:style-name="ce8" office:value-type="string">
            <text:p>Bargel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ank</text:p>
          </table:table-cell>
          <table:table-cell table:style-name="ce9" office:value-type="string">
            <text:p>Tank welcher den Treibstoff enthäl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 Record</text:p>
          </table:table-cell>
          <table:table-cell table:style-name="ce8" office:value-type="string">
            <text:p>Datensatz der erstellt wird und die Daten des Tankvorganges enthäl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 System</text:p>
          </table:table-cell>
          <table:table-cell table:style-name="ce8" office:value-type="string">
            <text:p>System welches das Tanken verwaltet (Aufgabe)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karte</text:p>
          </table:table-cell>
          <table:table-cell table:style-name="ce8" office:value-type="string">
            <text:p>Karte zum Tanken an der Tankstell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säule</text:p>
          </table:table-cell>
          <table:table-cell table:style-name="ce8" office:value-type="string">
            <text:p>Säule mit einer Benzinar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stelle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5" office:value-type="string">
            <text:p>Tankvorgang</text:p>
          </table:table-cell>
          <table:table-cell table:style-name="ce8" office:value-type="string">
            <text:p>Ablauf des Tanken incl. Authentifizieren, Tanken und evt. Quittung wählen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wart</text:p>
          </table:table-cell>
          <table:table-cell table:style-name="ce10" office:value-type="string">
            <text:p>Wartet die Anlage und behebt Defekte. 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eibstoff</text:p>
          </table:table-cell>
          <table:table-cell table:style-name="ce9" office:value-type="string">
            <text:p>Kann Diesel, Super oder Bleifrei sei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C</text:p>
          </table:table-cell>
          <table:table-cell table:style-name="ce9" office:value-type="string">
            <text:p>Use Case</text:p>
          </table:table-cell>
          <table:table-cell table:number-columns-repeated="1022"/>
        </table:table-row>
        <table:table-row table:style-name="ro1">
          <table:table-cell office:value-type="string">
            <text:p>Zählerstand</text:p>
          </table:table-cell>
          <table:table-cell office:value-type="string">
            <text:p>Zählerstand der Tanksäule beim Tanke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Zif</text:p>
          </table:table-cell>
          <table:table-cell table:style-name="ce9" office:value-type="string">
            <text:p>Zielformulieru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Zud</text:p>
          </table:table-cell>
          <table:table-cell table:style-name="ce9" office:value-type="string">
            <text:p>Zustands Diagramm</text:p>
          </table:table-cell>
          <table:table-cell table:number-columns-repeated="1022"/>
        </table:table-row>
        <table:table-row table:style-name="ro1">
          <table:table-cell office:value-type="string">
            <text:p>x20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database-ranges>
        <table:database-range table:target-range-address="Sheet1.A3:Sheet1.B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12/11/2013</text:date>, <text:time>22:2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17:10:57</meta:creation-date>
    <dc:date>2013-12-11T22:24:20</dc:date>
    <meta:editing-duration>PT08H42M53S</meta:editing-duration>
    <meta:editing-cycles>20</meta:editing-cycles>
    <meta:generator>NeoOffice/3.4$Unix OpenOffice.org_project/Patch 0</meta:generator>
    <meta:document-statistic meta:table-count="3" meta:cell-count="88" meta:object-count="0"/>
  </office:meta>
</office:document-meta>
</file>